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rsid="004367a7" officeooo:paragraph-rsid="004367a7"/>
    </style:style>
    <style:style style:name="P3" style:family="paragraph" style:parent-style-name="Text_20_body">
      <style:text-properties fo:language="en" fo:country="US" officeooo:rsid="0044bbd8" officeooo:paragraph-rsid="0044bbd8"/>
    </style:style>
    <style:style style:name="P4" style:family="paragraph" style:parent-style-name="Text_20_body">
      <style:text-properties fo:language="en" fo:country="US" officeooo:rsid="0046c524" officeooo:paragraph-rsid="0046c524"/>
    </style:style>
    <style:style style:name="P5" style:family="paragraph" style:parent-style-name="Text_20_body">
      <style:text-properties fo:language="en" fo:country="US" officeooo:paragraph-rsid="004aae14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officeooo:rsid="004c6a0a" officeooo:paragraph-rsid="004c6a0a"/>
    </style:style>
    <style:style style:name="P8" style:family="paragraph" style:parent-style-name="Text_20_body">
      <style:text-properties fo:language="en" fo:country="US" officeooo:paragraph-rsid="0051d778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officeooo:rsid="001d7c72"/>
    </style:style>
    <style:style style:name="T2" style:family="text">
      <style:text-properties officeooo:rsid="001f7dfb"/>
    </style:style>
    <style:style style:name="T3" style:family="text">
      <style:text-properties officeooo:rsid="002138ae"/>
    </style:style>
    <style:style style:name="T4" style:family="text">
      <style:text-properties officeooo:rsid="002e11e1"/>
    </style:style>
    <style:style style:name="T5" style:family="text">
      <style:text-properties officeooo:rsid="002fb3ac"/>
    </style:style>
    <style:style style:name="T6" style:family="text">
      <style:text-properties officeooo:rsid="0032e89f"/>
    </style:style>
    <style:style style:name="T7" style:family="text">
      <style:text-properties officeooo:rsid="003327da"/>
    </style:style>
    <style:style style:name="T8" style:family="text">
      <style:text-properties officeooo:rsid="0038d6a8"/>
    </style:style>
    <style:style style:name="T9" style:family="text">
      <style:text-properties officeooo:rsid="0039d9ef"/>
    </style:style>
    <style:style style:name="T10" style:family="text">
      <style:text-properties officeooo:rsid="003f69d1"/>
    </style:style>
    <style:style style:name="T11" style:family="text">
      <style:text-properties officeooo:rsid="00413d14"/>
    </style:style>
    <style:style style:name="T12" style:family="text">
      <style:text-properties officeooo:rsid="00417dac"/>
    </style:style>
    <style:style style:name="T13" style:family="text">
      <style:text-properties officeooo:rsid="00418136"/>
    </style:style>
    <style:style style:name="T14" style:family="text">
      <style:text-properties officeooo:rsid="004502dd"/>
    </style:style>
    <style:style style:name="T15" style:family="text">
      <style:text-properties officeooo:rsid="0049aae0"/>
    </style:style>
    <style:style style:name="T16" style:family="text">
      <style:text-properties officeooo:rsid="004aae14"/>
    </style:style>
    <style:style style:name="T17" style:family="text">
      <style:text-properties officeooo:rsid="004e5ac2"/>
    </style:style>
    <style:style style:name="T18" style:family="text">
      <style:text-properties officeooo:rsid="004fcb49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4fd7d2" fo:background-color="#ffff00" loext:char-shading-value="0"/>
    </style:style>
    <style:style style:name="T21" style:family="text">
      <style:text-properties officeooo:rsid="0051d778" fo:background-color="#ffff00" loext:char-shading-value="0"/>
    </style:style>
    <style:style style:name="T22" style:family="text">
      <style:text-properties officeooo:rsid="0051d778" fo:background-color="#ffff00" loext:char-shading-value="0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51d778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51d778" fo:background-color="transparent" loext:char-shading-value="0"/>
    </style:style>
    <style:style style:name="T27" style:family="text">
      <style:text-properties officeooo:rsid="0052fba9" fo:background-color="transparent" loext:char-shading-value="0"/>
    </style:style>
    <style:style style:name="T28" style:family="text">
      <style:text-properties officeooo:rsid="00562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he <text:span text:style-name="T3">daunting</text:span> simplicity of rhino wars</text:h>
      <text:p text:style-name="P1"/>
      <text:p text:style-name="P1">Rich people must be smart, that's why they are rich. Except<text:span text:style-name="T1"> when they</text:span> <text:span text:style-name="T1">are stupid and believe that snorting a line of rhino horn powder gives them a better boner than biting off their own fingernails. Or when they, instead of showing off with something fun to drive, choose to own a rhino horn.</text:span></text:p>
      <text:p text:style-name="P8">The whole rhino situation is frustratingly simple. <text:span text:style-name="T10">O</text:span>ne of the most charismatic <text:span text:style-name="T8">animals</text:span> on the planet <text:span text:style-name="T10">is heading towards extinction</text:span>, <text:span text:style-name="T11">and it is because of a single superstition of a bunch of wealthy guys in Vietnam. Even more frustratingly, these guys wouldn’t be worse off if they decided not to care about rhino horns any more – the demand is not driven by any life or death necessity, it is somehow arbitrary.</text:span></text:p>
      <text:p text:style-name="P5"><text:span text:style-name="T12">C</text:span>ompared to complex and <text:span text:style-name="T11">gigantic</text:span> screw ups such as climate change or habitat loss, <text:span text:style-name="T11">the rhino problem is way simpler, better defined, and with the causes, actors, and mechanisms relatively well known. It seems so textbook-simple that we should be able to stop it much easier than climate change. </text:span></text:p>
      <text:p text:style-name="P5"><text:span text:style-name="T16">Simple in theory, but the reality is daunting. Armed guards, preventive sawing off the horns, infusing horns with pink poison, education, legal measures, fortifications, ex-situ conservation. All of these measures seem reasonable, yet they’ve had questionable impact: the poaching rates</text:span> <text:span text:style-name="T12">continue to increase, steadily</text:span>, <text:span text:style-name="T12">surely,</text:span> making <text:span text:style-name="T12">rhinos </text:span>rare<text:span text:style-name="T12">r</text:span>, driving price<text:span text:style-name="T13">s</text:span> high, increasing demand, increasing <text:span text:style-name="T12">the</text:span> pressure.</text:p>
      <text:p text:style-name="P1">Perhaps my grandchildren will only know rhinos from pictures.</text:p>
      <text:p text:style-name="P7">And if we can’t prevent something so simple as the rhino extinction, then how can we deal with something so complex as climate change?</text:p>
      <text:p text:style-name="P1">Recently I brought <text:span text:style-name="T8">up</text:span> the<text:span text:style-name="T17">se</text:span> issue<text:span text:style-name="T17">s</text:span> <text:span text:style-name="T24">at</text:span> lunch, <text:span text:style-name="T6">suggesting that there must be something that we can do – after all we are articulate scientists from a rich country, and we work at an institution with the mission to understand biodiversity loss, we are ecologists, zoologists. There must be something that we can do better than non-academics to help the rhino cause.</text:span></text:p>
      <text:p text:style-name="P1"><text:span text:style-name="T7">We promptly rejected the idea of </text:span>writ<text:span text:style-name="T7">ing</text:span> a fake paper linking <text:span text:style-name="T4">the </text:span>use of rhino products to cancer<text:span text:style-name="T4"> and publishing it in some predatory open-access journal under fake names</text:span>. <text:span text:style-name="T5">A</text:span>part from being potentially discrediting for serious conservation science, <text:span text:style-name="T7">it could be a </text:span>perverse incentive for using rhino products <text:span text:style-name="T9">as a weapon</text:span>, again rising the price and demand.</text:p>
      <text:p text:style-name="P2">In the end we did not c<text:span text:style-name="T18">o</text:span>me up with anything, <text:span text:style-name="T18">s</text:span>o it was kind of depressing (as many of our lunch conversations about environmental issues are).</text:p>
      <text:p text:style-name="P3">Then, later, a colleague tried to cheer me up, suggesting that if it really bothers me, then I should try to get in touch with some NGO that deals with the rhino problem – surely there must be some. So I went online and I found <text:a xlink:type="simple" xlink:href="http://www.savetherhino.org/" text:style-name="Internet_20_link" text:visited-style-name="Visited_20_Internet_20_Link">www.savetherhino.org</text:a>, <text:span text:style-name="T24">and</text:span> I realized tha<text:span text:style-name="T25">t </text:span><text:span text:style-name="T26">perhaps the most rational action I can take </text:span><text:span text:style-name="T27">to help the rhino </text:span><text:span text:style-name="T26">is to support </text:span><text:span text:style-name="T27">an initiative</text:span><text:span text:style-name="T26"> like this</text:span><text:span text:style-name="T25">.</text:span> <text:span text:style-name="T24">And since one of the founding members was Douglas Adams, they’ve got my heart.</text:span></text:p>
      <text:p text:style-name="P4">For the start I am sending them <text:span text:style-name="T15">some </text:span>mon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7:12:50.107910636</meta:creation-date>
    <meta:generator>LibreOffice/5.3.3.2$Linux_X86_64 LibreOffice_project/30m0$Build-2</meta:generator>
    <dc:date>2017-05-11T09:43:45.197147070</dc:date>
    <meta:editing-duration>PT6H19M44S</meta:editing-duration>
    <meta:editing-cycles>47</meta:editing-cycles>
    <meta:print-date>2017-05-11T09:32:21.371109216</meta:print-date>
    <meta:document-statistic meta:table-count="0" meta:image-count="0" meta:object-count="0" meta:page-count="1" meta:paragraph-count="12" meta:word-count="505" meta:character-count="2991" meta:non-whitespace-character-count="2494"/>
  </office:meta>
</office:document-meta>
</file>